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ilipri" svg:font-family="Cailipri"/>
    <style:font-face style:name="Calipri" svg:font-family="Calipri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de" fo:country="DE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language="de" fo:country="DE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style:font-size-asian="14pt" style:font-name-complex="Calibri1" style:font-size-complex="14pt"/>
    </style:style>
    <style:style style:name="P5" style:family="paragraph" style:parent-style-name="Standard">
      <style:text-properties fo:font-size="14pt" officeooo:rsid="00204d43" officeooo:paragraph-rsid="00204d43" style:font-size-asian="14pt" style:font-name-complex="Calibri1" style:font-size-complex="14pt"/>
    </style:style>
    <style:style style:name="P6" style:family="paragraph" style:parent-style-name="Standard">
      <style:text-properties fo:font-size="14pt" officeooo:rsid="0020e055" officeooo:paragraph-rsid="0020e055" style:font-size-asian="14pt" style:font-name-complex="Calibri1" style:font-size-complex="14pt"/>
    </style:style>
    <style:style style:name="P7" style:family="paragraph" style:parent-style-name="Standard">
      <style:text-properties fo:font-size="14pt" officeooo:rsid="0022a4ed" officeooo:paragraph-rsid="0022a4ed" style:font-size-asian="14pt" style:font-name-complex="Calibri1" style:font-size-complex="14pt"/>
    </style:style>
    <style:style style:name="P8" style:family="paragraph" style:parent-style-name="Standard">
      <style:text-properties fo:font-size="14pt" fo:language="en" fo:country="GB" style:font-size-asian="14pt" style:font-name-complex="Calibri1" style:font-size-complex="14pt"/>
    </style:style>
    <style:style style:name="P9" style:family="paragraph" style:parent-style-name="Standard">
      <style:paragraph-properties fo:margin-left="0cm" fo:margin-right="0cm" fo:text-indent="1.249cm" style:auto-text-indent="false"/>
      <style:text-properties fo:font-size="14pt" style:font-size-asian="14pt" style:font-size-complex="14pt"/>
    </style:style>
    <style:style style:name="P10" style:family="paragraph" style:parent-style-name="Preformatted_20_Text">
      <style:text-properties fo:font-size="16pt" officeooo:rsid="00204d43" officeooo:paragraph-rsid="00204d43" style:font-size-asian="16pt" style:font-name-complex="Calibri1" style:font-size-complex="16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18pt" fo:language="de" fo:country="DE" fo:font-weight="bold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4pt" style:font-size-asian="14pt" style:font-name-complex="Calibri1" style:font-size-complex="14pt"/>
    </style:style>
    <style:style style:name="P13" style:family="paragraph" style:parent-style-name="Standard">
      <style:text-properties fo:font-size="14pt" officeooo:rsid="0022a4ed" officeooo:paragraph-rsid="0022a4ed" style:font-size-asian="14pt" style:font-name-complex="Calibri1" style:font-size-complex="14pt"/>
    </style:style>
    <style:style style:name="P14" style:family="paragraph" style:parent-style-name="Standard">
      <style:text-properties fo:font-size="14pt" officeooo:paragraph-rsid="003b317c" style:font-size-asian="14pt" style:font-size-complex="14pt"/>
    </style:style>
    <style:style style:name="P15" style:family="paragraph" style:parent-style-name="Standard">
      <style:text-properties fo:font-size="14pt" officeooo:rsid="0035b0f7" officeooo:paragraph-rsid="003b317c" style:font-size-asian="14pt" style:font-size-complex="14pt"/>
    </style:style>
    <style:style style:name="P16" style:family="paragraph" style:parent-style-name="Standard">
      <style:text-properties fo:font-size="14pt" fo:language="en" fo:country="GB" style:font-size-asian="14pt" style:font-name-complex="Calibri1" style:font-size-complex="14pt"/>
    </style:style>
    <style:style style:name="P17" style:family="paragraph" style:parent-style-name="Standard">
      <style:text-properties fo:font-size="14pt" fo:language="en" fo:country="GB" officeooo:paragraph-rsid="00316762" style:font-size-asian="14pt" style:font-name-complex="Calibri1" style:font-size-complex="14pt"/>
    </style:style>
    <style:style style:name="P18" style:family="paragraph" style:parent-style-name="Standard">
      <style:text-properties fo:font-size="14pt" fo:language="de" fo:country="AT" officeooo:paragraph-rsid="003b317c" style:font-size-asian="14pt" style:font-size-complex="14pt"/>
    </style:style>
    <style:style style:name="P19" style:family="paragraph" style:parent-style-name="Standard">
      <style:text-properties style:font-name="Calipri" fo:font-size="14pt" officeooo:rsid="0022a4ed" officeooo:paragraph-rsid="002f8ada" style:font-size-asian="14pt" style:font-name-complex="Calibri1" style:font-size-complex="14pt"/>
    </style:style>
    <style:style style:name="P20" style:family="paragraph" style:parent-style-name="Standard">
      <style:text-properties style:font-name="Calipri" fo:font-size="14pt" officeooo:rsid="0022a4ed" officeooo:paragraph-rsid="00322684" style:font-size-asian="14pt" style:font-name-complex="Calibri1" style:font-size-complex="14pt"/>
    </style:style>
    <style:style style:name="P21" style:family="paragraph" style:parent-style-name="Standard">
      <style:text-properties style:font-name="Calipri" fo:font-size="14pt" officeooo:rsid="0035b0f7" officeooo:paragraph-rsid="003b317c" style:font-size-asian="14pt" style:font-size-complex="14pt"/>
    </style:style>
    <style:style style:name="P22" style:family="paragraph" style:parent-style-name="Standard">
      <style:text-properties style:font-name="Calipri" fo:font-size="14pt" officeooo:rsid="0035b0f7" officeooo:paragraph-rsid="003bd2e4" style:font-size-asian="14pt" style:font-size-complex="14pt"/>
    </style:style>
    <style:style style:name="P23" style:family="paragraph" style:parent-style-name="Standard">
      <style:text-properties style:font-name="Calipri" fo:font-size="14pt" officeooo:rsid="003bd2e4" officeooo:paragraph-rsid="003bd2e4" style:font-size-asian="14pt" style:font-size-complex="14pt"/>
    </style:style>
    <style:style style:name="P24" style:family="paragraph" style:parent-style-name="Standard">
      <style:text-properties style:font-name="Calipri" fo:font-size="14pt" officeooo:rsid="003bd2e4" officeooo:paragraph-rsid="003d4817" style:font-size-asian="14pt" style:font-size-complex="14pt"/>
    </style:style>
    <style:style style:name="P25" style:family="paragraph" style:parent-style-name="Standard">
      <style:text-properties officeooo:rsid="002faadb" officeooo:paragraph-rsid="002faadb"/>
    </style:style>
    <style:style style:name="P26" style:family="paragraph" style:parent-style-name="Standard">
      <style:text-properties officeooo:rsid="0035b0f7" officeooo:paragraph-rsid="0035b0f7"/>
    </style:style>
    <style:style style:name="P27" style:family="paragraph" style:parent-style-name="Standard">
      <style:text-properties officeooo:rsid="0035b0f7" officeooo:paragraph-rsid="00367e10"/>
    </style:style>
    <style:style style:name="P28" style:family="paragraph" style:parent-style-name="Standard">
      <style:text-properties officeooo:rsid="0035b0f7" officeooo:paragraph-rsid="00393e5e"/>
    </style:style>
    <style:style style:name="P29" style:family="paragraph" style:parent-style-name="Standard">
      <style:text-properties officeooo:rsid="0035b0f7" officeooo:paragraph-rsid="003b317c"/>
    </style:style>
    <style:style style:name="P30" style:family="paragraph" style:parent-style-name="Standard">
      <style:text-properties style:font-name="Cailipri" fo:font-size="14pt" officeooo:paragraph-rsid="003f8b05" style:font-size-asian="14pt" style:font-size-complex="14pt"/>
    </style:style>
    <style:style style:name="P31" style:family="paragraph" style:parent-style-name="Standard">
      <style:text-properties style:font-name="Cailipri" fo:font-size="14pt" officeooo:rsid="003bd2e4" officeooo:paragraph-rsid="003f8b05" style:font-size-asian="14pt" style:font-size-complex="14pt"/>
    </style:style>
    <style:style style:name="P32" style:family="paragraph" style:parent-style-name="Standard">
      <style:text-properties style:font-name="Cailipri" fo:font-size="14pt" officeooo:rsid="003febcb" officeooo:paragraph-rsid="003f8b05" style:font-size-asian="14pt" style:font-size-complex="14pt"/>
    </style:style>
    <style:style style:name="P33" style:family="paragraph" style:parent-style-name="Standard">
      <style:text-properties style:font-name="Cailipri" fo:font-size="14pt" officeooo:rsid="003febcb" officeooo:paragraph-rsid="003febcb" style:font-size-asian="14pt" style:font-size-complex="14pt"/>
    </style:style>
    <style:style style:name="T1" style:family="text">
      <style:text-properties fo:font-size="14pt" fo:language="de" fo:country="DE" style:font-size-asian="14pt" style:font-size-complex="14pt"/>
    </style:style>
    <style:style style:name="T2" style:family="text">
      <style:text-properties fo:font-size="14pt" style:font-size-asian="14pt" style:font-name-complex="Calibri1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2faadb" style:font-size-asian="14pt" style:font-size-complex="14pt"/>
    </style:style>
    <style:style style:name="T5" style:family="text">
      <style:text-properties fo:font-size="14pt" officeooo:rsid="00305392" style:font-size-asian="14pt" style:font-size-complex="14pt"/>
    </style:style>
    <style:style style:name="T6" style:family="text">
      <style:text-properties fo:font-size="14pt" officeooo:rsid="0035b0f7" style:font-size-asian="14pt" style:font-size-complex="14pt"/>
    </style:style>
    <style:style style:name="T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8" style:family="text">
      <style:text-properties fo:font-size="14pt" fo:language="en" fo:country="GB" style:font-size-asian="14pt" style:font-name-complex="Calibri1" style:font-size-complex="14pt"/>
    </style:style>
    <style:style style:name="T9" style:family="text">
      <style:text-properties fo:font-size="14pt" fo:language="en" fo:country="GB" officeooo:rsid="00316762" style:font-size-asian="14pt" style:font-name-complex="Calibri1" style:font-size-complex="14pt"/>
    </style:style>
    <style:style style:name="T10" style:family="text">
      <style:text-properties fo:font-size="14pt" style:text-underline-style="none" style:font-size-asian="14pt" style:font-size-complex="14pt"/>
    </style:style>
    <style:style style:name="T11" style:family="text">
      <style:text-properties fo:font-size="14pt" fo:language="de" fo:country="AT" style:font-size-asian="14pt" style:font-size-complex="14pt"/>
    </style:style>
    <style:style style:name="T12" style:family="text">
      <style:text-properties fo:font-size="14pt" fo:language="de" fo:country="AT" officeooo:rsid="00367e10" style:font-size-asian="14pt" style:font-size-complex="14pt"/>
    </style:style>
    <style:style style:name="T13" style:family="text">
      <style:text-properties fo:font-size="14pt" fo:language="de" fo:country="AT" officeooo:rsid="003783c6" style:font-size-asian="14pt" style:font-size-complex="14pt"/>
    </style:style>
    <style:style style:name="T14" style:family="text">
      <style:text-properties fo:font-size="14pt" fo:language="de" fo:country="AT" officeooo:rsid="00393e5e" style:font-size-asian="14pt" style:font-size-complex="14pt"/>
    </style:style>
    <style:style style:name="T15" style:family="text">
      <style:text-properties fo:font-size="14pt" fo:language="de" fo:country="AT" officeooo:rsid="003b317c" style:font-size-asian="14pt" style:font-size-complex="14pt"/>
    </style:style>
    <style:style style:name="T16" style:family="text">
      <style:text-properties officeooo:rsid="0020572f"/>
    </style:style>
    <style:style style:name="T17" style:family="text">
      <style:text-properties fo:font-variant="normal" fo:text-transform="none" fo:color="#000000" style:font-name="Calipri" fo:font-size="14pt" fo:letter-spacing="normal" fo:font-style="normal" fo:font-weight="normal" style:font-size-asian="14pt" style:font-size-complex="14pt"/>
    </style:style>
    <style:style style:name="T18" style:family="text">
      <style:text-properties fo:font-variant="normal" fo:text-transform="none" fo:color="#000000" style:font-name="Calipri" fo:font-size="14pt" fo:letter-spacing="normal" fo:font-style="normal" fo:font-weight="normal" officeooo:rsid="0026c341" style:font-size-asian="14pt" style:font-size-complex="14pt"/>
    </style:style>
    <style:style style:name="T19" style:family="text">
      <style:text-properties fo:font-variant="normal" fo:text-transform="none" fo:color="#000000" style:font-name="Calipri" fo:font-size="14pt" fo:letter-spacing="normal" fo:font-style="normal" fo:font-weight="normal" officeooo:rsid="002b149d" style:font-size-asian="14pt" style:font-size-complex="14pt"/>
    </style:style>
    <style:style style:name="T20" style:family="text">
      <style:text-properties officeooo:rsid="002865a7"/>
    </style:style>
    <style:style style:name="T21" style:family="text">
      <style:text-properties officeooo:rsid="002a4d3c"/>
    </style:style>
    <style:style style:name="T22" style:family="text">
      <style:text-properties officeooo:rsid="002cd9cd"/>
    </style:style>
    <style:style style:name="T23" style:family="text">
      <style:text-properties officeooo:rsid="002d4af2"/>
    </style:style>
    <style:style style:name="T24" style:family="text">
      <style:text-properties fo:language="de" fo:country="AT"/>
    </style:style>
    <style:style style:name="T25" style:family="text">
      <style:text-properties fo:language="de" fo:country="AT" officeooo:rsid="0033e21c"/>
    </style:style>
    <style:style style:name="T26" style:family="text">
      <style:text-properties fo:language="de" fo:country="AT" style:font-name-complex="Courier New1"/>
    </style:style>
    <style:style style:name="T27" style:family="text">
      <style:text-properties fo:language="de" fo:country="AT" officeooo:rsid="003b317c" style:font-name-complex="Courier New1"/>
    </style:style>
    <style:style style:name="T28" style:family="text">
      <style:text-properties fo:language="de" fo:country="AT" officeooo:rsid="003bd2e4" style:font-name-complex="Courier New1"/>
    </style:style>
    <style:style style:name="T29" style:family="text">
      <style:text-properties fo:language="de" fo:country="AT" officeooo:rsid="003d4817" style:font-name-complex="Courier New1"/>
    </style:style>
    <style:style style:name="T30" style:family="text">
      <style:text-properties fo:language="de" fo:country="AT" officeooo:rsid="003f8b05"/>
    </style:style>
    <style:style style:name="T31" style:family="text">
      <style:text-properties officeooo:rsid="00316762"/>
    </style:style>
    <style:style style:name="T32" style:family="text">
      <style:text-properties style:font-name="Courier New" fo:language="en" fo:country="GB" style:font-name-complex="Courier New1"/>
    </style:style>
    <style:style style:name="T33" style:family="text">
      <style:text-properties style:font-name="Courier New" fo:language="de" fo:country="AT" style:font-name-complex="Courier New1"/>
    </style:style>
    <style:style style:name="T34" style:family="text">
      <style:text-properties style:font-name="Courier New" fo:language="de" fo:country="AT" officeooo:rsid="003b317c" style:font-name-complex="Courier New1"/>
    </style:style>
    <style:style style:name="T35" style:family="text">
      <style:text-properties fo:language="en" fo:country="GB" style:font-name-complex="Courier New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OS THORIE</text:p>
      <text:p text:style-name="P1"/>
      <text:p text:style-name="P2">1) Erklären Sie im Detail:</text:p>
      <text:p text:style-name="Standard"><text:span text:style-name="T1"><text:tab/></text:span><text:span text:style-name="T2">-rw-r--r-x 1 woa teacher 55 2011-09-14 21:14 datei1.txt</text:span></text:p>
      <text:p text:style-name="Standard"><text:span text:style-name="T3"><text:tab/></text:span><text:span text:style-name="T7">r</text:span><text:span text:style-name="T3"> steht für read, d.h. man kann die Datei lesen</text:span></text:p>
      <text:p text:style-name="Standard"><text:span text:style-name="T3"><text:tab/></text:span><text:span text:style-name="T7">w</text:span><text:span text:style-name="T3"> steht für write, d.h. man kann in der Datei schreiben</text:span></text:p>
      <text:p text:style-name="Standard"><text:span text:style-name="T3"><text:tab/></text:span><text:span text:style-name="T7">x</text:span><text:span text:style-name="T3"> steht für execute, d.h man die Datei ausführen</text:span></text:p>
      <text:p text:style-name="P3"/>
      <text:p text:style-name="P3">1. (rw) ist er selbst</text:p>
      <text:p text:style-name="P3">2. (r) ist die Gruppe</text:p>
      <text:p text:style-name="P3">3. (r-x) sind alle</text:p>
      <text:p text:style-name="P9">1) Er selbst kann die Datei lesen und verändern(schreiben)</text:p>
      <text:p text:style-name="P9">2) Die Gruppe kann lesen</text:p>
      <text:p text:style-name="P9">3) Alle könne lesen und ausführen</text:p>
      <text:p text:style-name="P9"/>
      <text:p text:style-name="P25"><text:span text:style-name="T7">1</text:span><text:span text:style-name="T10"> wie viele Links (hardlinks) diese Datei hat</text:span></text:p>
      <text:p text:style-name="Standard"><text:span text:style-name="T7"/></text:p>
      <text:p text:style-name="Standard"><text:span text:style-name="T7">woa teacher</text:span><text:span text:style-name="T3"> = Benutzer + Gruppe</text:span></text:p>
      <text:p text:style-name="P3"/>
      <text:p text:style-name="Standard"><text:span text:style-name="T7">55</text:span><text:span text:style-name="T3"> </text:span><text:span text:style-name="T4">größe der Datei in Bytes</text:span></text:p>
      <text:p text:style-name="P3"/>
      <text:p text:style-name="Standard"><text:span text:style-name="T7">Datum und Uhrzeit</text:span><text:span text:style-name="T3"> steht für die letzte Aktualisierung der Datei</text:span></text:p>
      <text:p text:style-name="P3"/>
      <text:p text:style-name="Standard"><text:span text:style-name="T7">datei1.txt</text:span><text:span text:style-name="T3"> </text:span><text:span text:style-name="T5">Datei </text:span><text:span text:style-name="T3">in der man sich befindet</text:span></text:p>
      <text:p text:style-name="P3"/>
      <text:p text:style-name="P4"/>
      <text:p text:style-name="P4"/>
      <text:p text:style-name="P4"><text:soft-page-break/>Mit welchem Befehl kann man die Rechte ändern? Erklären sie auch dessen Struktur!</text:p>
      <text:p text:style-name="P9">chmod *~[]<text:tab/><text:tab/>[] = irgendeine Zahl z.B. 700, 777, …</text:p>
      <text:p text:style-name="P3"><text:tab/></text:p>
      <text:p text:style-name="P3"/>
      <text:p text:style-name="Standard"><text:span text:style-name="T3">2) </text:span><text:span text:style-name="T2">Erklären sie die Ein-/Ausgabeumleitung in Linux mit Beispielen</text:span></text:p>
      <text:p text:style-name="P4"><text:tab/>Umleitungen mittels: &lt;, &gt;, &gt;&gt;, 2&gt;, &amp;&gt;, 2&gt;&gt;, |</text:p>
      <text:p text:style-name="Standard"><text:span text:style-name="T2"><text:tab/><text:tab/></text:span><text:span text:style-name="T8">Bsp: ls *.c &gt; cliste.txt //</text:span><text:span text:style-name="T9">Überträgt alles in Datei <text:tab/><text:tab/><text:tab/><text:tab/>{Ausgabeumleitung}</text:span></text:p>
      <text:p text:style-name="P8"><text:tab/><text:tab/> <text:s text:c="7"/><text:span text:style-name="T31">ls -al &gt;&gt; datei.txt //Hängt alles an Datei</text:span></text:p>
      <text:p text:style-name="P17"><text:tab/><text:tab/><text:tab/><text:span text:style-name="T31">ls -al &lt; datei.txt {Eingabeumleitung}</text:span></text:p>
      <text:p text:style-name="P17"><text:tab/><text:tab/><text:tab/><text:span text:style-name="T31">ls -al 2&gt; datei.txt</text:span><text:tab/><text:tab/><text:tab/></text:p>
      <text:p text:style-name="P8"/>
      <text:p text:style-name="P4">3) Hinweise:</text:p>
      <text:p text:style-name="P4">- kein Verzeichnis wechseln, wenn nicht explizit angegeben</text:p>
      <text:p text:style-name="P4">- wenn nicht explizit angegeben, dann relative Pfadnamen</text:p>
      <text:p text:style-name="P4">- je Punkt genau ein Befehl!</text:p>
      <text:p text:style-name="P4"/>
      <text:p text:style-name="P4">Legen sie das Verzeichnis TEST/DATA an</text:p>
      <text:p text:style-name="P4">mkdir TEST DATA<text:bookmark text:name="_GoBack"/></text:p>
      <text:p text:style-name="P4">……………………………………………………………………………………</text:p>
      <text:p text:style-name="P4">Kopieren sie alle Textdateien aus meinem (Kürzel woa) Downloads Verzeichnis in das DATA Verzeichnis</text:p>
      <text:p text:style-name="P10"><text:span text:style-name="T17">cp /home/teachers/woa/*.</text:span><text:span text:style-name="T18">txt </text:span><text:span text:style-name="T17">/home/student/</text:span><text:span text:style-name="T19">poiss.simon</text:span><text:span text:style-name="T17">/</text:span><text:span text:style-name="T18">DATA</text:span></text:p>
      <text:p text:style-name="P4">……………………………………………………………………………………</text:p>
      <text:p text:style-name="P4">Geben sie alle Dateien inkl. Rechte in TEST aus</text:p>
      <text:p text:style-name="P5">ls -<text:span text:style-name="T22">a </text:span>-<text:span text:style-name="T16">l</text:span> TEST</text:p>
      <text:p text:style-name="P4">……………………………………………………………………………………</text:p>
      <text:p text:style-name="P4"><text:soft-page-break/>Erstellen sie die leere Datei test.fehler in ihrem Heimverzeichnis</text:p>
      <text:p text:style-name="P6">touch test.fehler</text:p>
      <text:p text:style-name="P4">……………………………………………………………………………………</text:p>
      <text:p text:style-name="P4">Verschieben sie die Datei test.fehler nach TEST und benennen sie diese in test.txt um</text:p>
      <text:p text:style-name="P4">mv test.fehler TEST/test.tx<text:span text:style-name="T21">t</text:span></text:p>
      <text:p text:style-name="P4"/>
      <text:p text:style-name="P4"/>
      <text:p text:style-name="P4">Geben sie das aktuelle Arbeitsverzeichnis aus</text:p>
      <text:p text:style-name="P7">pwd</text:p>
      <text:p text:style-name="P4">…………………………………………………………………………………</text:p>
      <text:p text:style-name="P4">Wechseln sie in das in Punkt 1 angelegte Verzeichnis TEST</text:p>
      <text:p text:style-name="P7">cd TEST</text:p>
      <text:p text:style-name="P4">……………………………………………………………………………………</text:p>
      <text:p text:style-name="P4">Löschen sie das im Punkt 1 angelegte (nicht leere) Verzeichnis DATA</text:p>
      <text:p text:style-name="P7">rmdir -r ../DATA/</text:p>
      <text:p text:style-name="P4">……………………………………………………………………………………</text:p>
      <text:p text:style-name="P4">Geben sie ihr Heimverzeichnis aus</text:p>
      <text:p text:style-name="P7">ls <text:span text:style-name="T23">&amp;</text:span>HOME</text:p>
      <text:p text:style-name="P4">……………………………………………………………………………………</text:p>
      <text:p text:style-name="P4">Kompilieren sie die Datei test.cpp in ihrem Heimverzeichnis und speichern sie eventuell auftretende Fehlermeldungen in errors.txt</text:p>
      <text:p text:style-name="P7">g++ ../test.cpp -std=c++11 <text:span text:style-name="T20">2</text:span>&gt; error.txt</text:p>
      <text:p text:style-name="P7"/>
      <text:p text:style-name="P19"><text:span text:style-name="T24"/></text:p>
      <text:p text:style-name="P19"><text:span text:style-name="T24"/></text:p>
      <text:p text:style-name="P19"><text:soft-page-break/><text:span text:style-name="T24">4) Erklären sie die Möglichkeiten der automatische</text:span><text:span text:style-name="T25">n </text:span><text:span text:style-name="T24">Typbestimmung</text:span></text:p>
      <text:p text:style-name="P19"><text:span text:style-name="T24"><text:tab/></text:span><text:span text:style-name="T25">Mit der automatischen Tybestimmung kann man z.B. eine <text:tab/>Vector durchiterieren ohne im vorhinein die Datentypen <text:tab/>wissen zu müssen</text:span></text:p>
      <text:p text:style-name="P20"><text:span text:style-name="T24">5) Erklären sie die vier Speicherarten in C++</text:span></text:p>
      <text:p text:style-name="Standard"><text:tab/><text:span text:style-name="T6">Compiler, Globale Variable, Stack, Heap</text:span></text:p>
      <text:p text:style-name="P26"><text:span text:style-name="T11">6) Was versteht man unter Funktionen überladen? Geben sie auch ein praktisches Bsp und erklären warum es klappt! Welchen Einfluss haben Standardparameter darauf?</text:span></text:p>
      <text:p text:style-name="P27"><text:span text:style-name="T11"><text:tab/></text:span><text:span text:style-name="T12">Es gibt mehrere Funktionen mit dem gleichen Namen aber <text:tab/>Unterschiedlichen Parametern. Es funktioniert da der <text:tab/>Compiler welche Datentypen als Argument übergeben <text:tab/>werden. </text:span></text:p>
      <text:p text:style-name="P27"><text:span text:style-name="T12"><text:tab/><text:tab/>z.B. int add(int a, int b);<text:tab/>float add(float a, float b);</text:span></text:p>
      <text:p text:style-name="P27"><text:span text:style-name="T12"/></text:p>
      <text:p text:style-name="P27"><text:span text:style-name="T12">7) Wo benötigt man casting? Welche Möglichkeiten gibt es in C++ inkl. Beispielen</text:span></text:p>
      <text:p text:style-name="P27"><text:span text:style-name="T12"><text:tab/>Casting benötigt wenn man z.B. mit verschiedenen <text:tab/>Datentypen rechnen will </text:span></text:p>
      <text:p text:style-name="P27"><text:span text:style-name="T12"><text:tab/><text:tab/>z.B. static_cast&lt;Datentyp&gt; Variable</text:span></text:p>
      <text:p text:style-name="P27"><text:span text:style-name="T12"><text:tab/><text:tab/><text:tab/>(Datentyp) Variable</text:span></text:p>
      <text:p text:style-name="P27"><text:span text:style-name="T12"/></text:p>
      <text:p text:style-name="P27"><text:span text:style-name="T12">8) Erklären sie die Bitoperatoren anhand eigener Beispiele (6 an der Zahl!)</text:span></text:p>
      <text:p text:style-name="P27"><text:span text:style-name="T12"><text:tab/>AND(&amp;)-Operator<text:tab/></text:span><text:span text:style-name="T13">1011 &amp; 1110 = 1010</text:span></text:p>
      <text:p text:style-name="P27"><text:span text:style-name="T12"><text:tab/>OR(|)-Operator <text:tab/></text:span><text:span text:style-name="T13">1011 &amp; 1110 = 1111</text:span></text:p>
      <text:p text:style-name="P27"><text:span text:style-name="T12"><text:tab/>NOT(~)-Operat<text:tab/>or<text:tab/></text:span><text:span text:style-name="T13">~1011 = 0100</text:span></text:p>
      <text:p text:style-name="P27"><text:span text:style-name="T12"><text:tab/>XOR(^)-Operator<text:tab/></text:span><text:span text:style-name="T13">1110 ^ 1011 = 0101</text:span><text:span text:style-name="T12"> </text:span></text:p>
      <text:p text:style-name="P27"><text:span text:style-name="T12"><text:tab/></text:span><text:span text:style-name="T13">Recht-Shift(&gt;&gt;)<text:tab/>0011 &gt;&gt; 2 = 1100</text:span></text:p>
      <text:p text:style-name="P27"><text:span text:style-name="T13"><text:tab/>Links-Shift(&lt;&lt;)<text:tab/>0011 &lt;&lt; 2 = 0000</text:span></text:p>
      <text:p text:style-name="P27"><text:span text:style-name="T13"/></text:p>
      <text:p text:style-name="P28"><text:soft-page-break/><text:span text:style-name="T13">9) Erklären sie synchron vs asynchrony</text:span></text:p>
      <text:p text:style-name="P28"><text:span text:style-name="T13"><text:tab/></text:span><text:span text:style-name="T14">Bei synchron wartet der Aufrufer bis die Operation beendet <text:tab/>ist</text:span></text:p>
      <text:p text:style-name="P28"><text:span text:style-name="T14"><text:tab/>Bei ansynchron arbeitet der Aufrufer weiter</text:span></text:p>
      <text:p text:style-name="P28"><text:span text:style-name="T14"/></text:p>
      <text:p text:style-name="P28"><text:span text:style-name="T14">10) Aus XWIKI – Vergleichen sie Win/Linux Anhand von 7 Eigenschaften</text:span></text:p>
      <text:p text:style-name="P28"><text:span text:style-name="T14"><text:tab/></text:span></text:p>
      <text:p text:style-name="P28"><text:span text:style-name="T14"/></text:p>
      <text:p text:style-name="P29"><text:span text:style-name="T14">11) Wie wird ein Programm in C++ übersetzt? Erklären sie die 3 Haupt-Komponenten und wie man dass fertige Programm dann aufruft unter Linux</text:span></text:p>
      <text:p text:style-name="P29"><text:span text:style-name="T14"><text:tab/></text:span><text:span text:style-name="T15">Precompiler, Compil<text:tab/>er, Linker;</text:span></text:p>
      <text:p text:style-name="P29"><text:span text:style-name="T15"><text:tab/>./prog</text:span></text:p>
      <text:p text:style-name="P29"><text:span text:style-name="T15"/></text:p>
      <text:p text:style-name="P14"><text:span text:style-name="T24">12) Definieren sie zu folgendem Codestück die notwendige Funktion</text:span></text:p>
      <text:p text:style-name="P18"/>
      <text:p text:style-name="P14"><text:span text:style-name="T32">int a=2, b=3, c; </text:span></text:p>
      <text:p text:style-name="P14"><text:span text:style-name="T32">c = change(a,b);</text:span></text:p>
      <text:p text:style-name="P15"><text:span text:style-name="T34">cout &lt;&lt; a &lt;&lt; b &lt;&lt; c; // 3 2 5</text:span></text:p>
      <text:p text:style-name="P15"><text:span text:style-name="T34"><text:tab/>int change(int &amp;a, int &amp;b){</text:span></text:p>
      <text:p text:style-name="P15"><text:span text:style-name="T34"><text:tab/><text:tab/>int temp = a;</text:span></text:p>
      <text:p text:style-name="P15"><text:span text:style-name="T34"><text:tab/><text:tab/>a = b;</text:span></text:p>
      <text:p text:style-name="P15"><text:span text:style-name="T34"><text:tab/><text:tab/>b = temp;</text:span></text:p>
      <text:p text:style-name="P15"><text:span text:style-name="T34"><text:tab/><text:tab/>return a + b;</text:span></text:p>
      <text:p text:style-name="P15"><text:span text:style-name="T34"><text:tab/>}</text:span></text:p>
      <text:p text:style-name="P15"><text:span text:style-name="T34"/></text:p>
      <text:p text:style-name="P15"><text:span text:style-name="T34"/></text:p>
      <text:p text:style-name="P15"><text:span text:style-name="T34"/></text:p>
      <text:p text:style-name="P21"><text:soft-page-break/><text:span text:style-name="T27">13) Schreiben sie zu folgender Aufgabe die Lösung mit allen 3 unterschiedlichen Schleifenvarianten: Jedes Zeichen des Strings s am Bildschirm ausgeben</text:span></text:p>
      <text:p text:style-name="P21"><text:span text:style-name="T27"><text:tab/>while(i &lt; s.lenght[i]){</text:span></text:p>
      <text:p text:style-name="P21"><text:span text:style-name="T27"><text:tab/><text:tab/>cout &lt;&lt; s[i] &lt;&lt; endl;</text:span></text:p>
      <text:p text:style-name="P21"><text:span text:style-name="T27"><text:tab/><text:tab/>i++;</text:span></text:p>
      <text:p text:style-name="P21"><text:span text:style-name="T27"><text:tab/>}</text:span></text:p>
      <text:p text:style-name="P21"><text:span text:style-name="T27"><text:tab/>for(int i = 0; i &lt; s.lenght[i]; i++){</text:span></text:p>
      <text:p text:style-name="P21"><text:span text:style-name="T27"><text:tab/><text:tab/>cout &lt;&lt; s[i] &lt;&lt; endl;</text:span></text:p>
      <text:p text:style-name="P21"><text:span text:style-name="T27"><text:tab/>}</text:span></text:p>
      <text:p text:style-name="P21"><text:span text:style-name="T27"><text:tab/>do{</text:span></text:p>
      <text:p text:style-name="P21"><text:span text:style-name="T27"><text:tab/><text:tab/>cout &lt;&lt; s[i] &lt;&lt; endl;</text:span></text:p>
      <text:p text:style-name="P21"><text:span text:style-name="T27"><text:tab/><text:tab/>i++;</text:span></text:p>
      <text:p text:style-name="P21"><text:span text:style-name="T27"><text:tab/>}while(i &lt; s.lenght)</text:span></text:p>
      <text:p text:style-name="P21"><text:span text:style-name="T27"/></text:p>
      <text:p text:style-name="P22"><text:span text:style-name="T27">14) Welche unterschiedlichen Arten von Bedingungen haben sie in C++ kennengelernt?</text:span></text:p>
      <text:p text:style-name="P22"><text:span text:style-name="T27"><text:tab/></text:span><text:span text:style-name="T28">if- Verzweigungen, while-Schleifen</text:span></text:p>
      <text:p text:style-name="P22"><text:span text:style-name="T28"/></text:p>
      <text:p text:style-name="P22"><text:span text:style-name="T28"/></text:p>
      <text:p text:style-name="P22"><text:span text:style-name="T28"/></text:p>
      <text:p text:style-name="P22"><text:span text:style-name="T28"/></text:p>
      <text:p text:style-name="P22"><text:span text:style-name="T28"/></text:p>
      <text:p text:style-name="P22"><text:span text:style-name="T28"/></text:p>
      <text:p text:style-name="P22"><text:span text:style-name="T28"/></text:p>
      <text:p text:style-name="P22"><text:span text:style-name="T28"/></text:p>
      <text:p text:style-name="P22"><text:span text:style-name="T28"/></text:p>
      <text:p text:style-name="P22"><text:span text:style-name="T28"/></text:p>
      <text:p text:style-name="P22"><text:span text:style-name="T28"/></text:p>
      <text:p text:style-name="P22"><text:soft-page-break/><text:span text:style-name="T28">15) Schreiben sie ein typisches Hello World Programm mit der Ausgabe in einer Funktion die nach dem main steht</text:span></text:p>
      <text:p text:style-name="P22"><text:span text:style-name="T28"/></text:p>
      <text:p text:style-name="P23"><text:span text:style-name="T26">#include &lt;iostream&gt;</text:span></text:p>
      <text:p text:style-name="P23"><text:span text:style-name="T26">using namespace std;</text:span></text:p>
      <text:p text:style-name="P23"><text:span text:style-name="T26"/></text:p>
      <text:p text:style-name="P23"><text:span text:style-name="T26">void hw(){</text:span></text:p>
      <text:p text:style-name="P23"><text:span text:style-name="T26"><text:tab/>cout &lt;&lt; „Hello World“ &lt;&lt; endl;</text:span></text:p>
      <text:p text:style-name="P23"><text:span text:style-name="T26">}</text:span></text:p>
      <text:p text:style-name="P23"><text:span text:style-name="T26"/></text:p>
      <text:p text:style-name="P23"><text:span text:style-name="T26">int main(){</text:span></text:p>
      <text:p text:style-name="P24"><text:span text:style-name="T26"><text:tab/>hw();</text:span></text:p>
      <text:p text:style-name="P24"><text:span text:style-name="T26"><text:tab/></text:span><text:span text:style-name="T29">return 0;</text:span></text:p>
      <text:p text:style-name="P23"><text:span text:style-name="T26">}</text:span></text:p>
      <text:p text:style-name="P23"><text:span text:style-name="T26"/></text:p>
      <text:p text:style-name="P30"><text:span text:style-name="T24"/></text:p>
      <text:p text:style-name="P30"><text:span text:style-name="T24"/></text:p>
      <text:p text:style-name="P30"><text:span text:style-name="T24"/></text:p>
      <text:p text:style-name="P30"><text:span text:style-name="T24"/></text:p>
      <text:p text:style-name="P30"><text:span text:style-name="T24"/></text:p>
      <text:p text:style-name="P30"><text:span text:style-name="T24"/></text:p>
      <text:p text:style-name="P30"><text:span text:style-name="T24"/></text:p>
      <text:p text:style-name="P30"><text:span text:style-name="T24"/></text:p>
      <text:p text:style-name="P30"><text:span text:style-name="T24"/></text:p>
      <text:p text:style-name="P30"><text:span text:style-name="T24"/></text:p>
      <text:p text:style-name="P30"><text:span text:style-name="T24"/></text:p>
      <text:p text:style-name="P30"><text:span text:style-name="T24"/></text:p>
      <text:p text:style-name="P30"><text:span text:style-name="T24"/></text:p>
      <text:p text:style-name="P30"><text:soft-page-break/><text:span text:style-name="T24">1</text:span><text:span text:style-name="T30">6</text:span><text:span text:style-name="T24">) Geben sie die Ausgabe zu folgendem Code an:</text:span></text:p>
      <text:p text:style-name="P30"><text:span text:style-name="T35">#include &lt;iostream&gt;</text:span></text:p>
      <text:p text:style-name="P30"><text:span text:style-name="T35">using namespace std;</text:span></text:p>
      <text:p text:style-name="P30"><text:span text:style-name="T35">int main()</text:span></text:p>
      <text:p text:style-name="P30"><text:span text:style-name="T35">{</text:span></text:p>
      <text:p text:style-name="P30"><text:span text:style-name="T35"><text:s text:c="3"/>int a=3, &amp;b=a,c{1};</text:span></text:p>
      <text:p text:style-name="P30"><text:span text:style-name="T35"><text:s text:c="3"/>char d='A';</text:span></text:p>
      <text:p text:style-name="P30"><text:span text:style-name="T35"><text:s text:c="3"/>cout &lt;&lt; c/a &lt;&lt; endl;</text:span></text:p>
      <text:p text:style-name="P30"><text:span text:style-name="T35"><text:s text:c="3"/>for(int i=b;i&lt;2*a;i+=3) {</text:span></text:p>
      <text:p text:style-name="P30"><text:span text:style-name="T35"><text:s text:c="7"/>for(int j=a;j&gt;=0;j--) {</text:span></text:p>
      <text:p text:style-name="P30"><text:span text:style-name="T35"><text:s text:c="11"/>cout &lt;&lt; i &lt;&lt; " " &lt;&lt; j &lt;&lt; " " &lt;&lt; ++d &lt;&lt; endl;</text:span></text:p>
      <text:p text:style-name="P30"><text:span text:style-name="T35"><text:s text:c="7"/>} <text:s/></text:span></text:p>
      <text:p text:style-name="P30"><text:span text:style-name="T35"><text:s text:c="3"/>}</text:span></text:p>
      <text:p text:style-name="P30"><text:span text:style-name="T35"><text:s text:c="3"/>a++;</text:span></text:p>
      <text:p text:style-name="P30"><text:span text:style-name="T35"><text:s text:c="3"/>cout &lt;&lt; b &lt;&lt; endl;</text:span></text:p>
      <text:p text:style-name="P30"><text:span text:style-name="T35"><text:s text:c="3"/>return 0;</text:span></text:p>
      <text:p text:style-name="P31"><text:span text:style-name="T26">}</text:span></text:p>
      <text:p text:style-name="P32"><text:span text:style-name="T26"/></text:p>
      <text:p text:style-name="P33"><text:span text:style-name="T26">0</text:span></text:p>
      <text:p text:style-name="P33"><text:span text:style-name="T26">3 3 B </text:span></text:p>
      <text:p text:style-name="P33"><text:span text:style-name="T26">3 2 C</text:span></text:p>
      <text:p text:style-name="P33"><text:span text:style-name="T26">3 1 D</text:span></text:p>
      <text:p text:style-name="P33"><text:span text:style-name="T26">3 0 E</text:span></text:p>
      <text:p text:style-name="P33"><text:span text:style-name="T26">4</text:span></text:p>
      <text:p text:style-name="P33"><text:span text:style-name="T26"/></text:p>
      <text:p text:style-name="P33"><text:span text:style-name="T26"/></text:p>
      <text:p text:style-name="P33"><text:span text:style-name="T2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ilipri" svg:font-family="Cailipri"/>
    <style:font-face style:name="Calipri" svg:font-family="Calipri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language="de" fo:country="A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 P</meta:initial-creator>
    <meta:editing-cycles>37</meta:editing-cycles>
    <meta:creation-date>2019-10-29T10:05:00</meta:creation-date>
    <dc:date>2019-10-30T15:35:04.444945842</dc:date>
    <meta:editing-duration>PT1H54M45S</meta:editing-duration>
    <meta:generator>LibreOffice/6.0.6.2$Linux_X86_64 LibreOffice_project/00m0$Build-2</meta:generator>
    <meta:document-statistic meta:table-count="0" meta:image-count="0" meta:object-count="0" meta:page-count="8" meta:paragraph-count="141" meta:word-count="804" meta:character-count="5104" meta:non-whitespace-character-count="42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